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fa3c" officeooo:paragraph-rsid="001afa3c"/>
    </style:style>
    <style:style style:name="P2" style:family="paragraph" style:parent-style-name="Standard">
      <style:text-properties officeooo:rsid="001ff0a2" officeooo:paragraph-rsid="001ff0a2"/>
    </style:style>
    <style:style style:name="P3" style:family="paragraph" style:parent-style-name="Standard">
      <style:text-properties officeooo:rsid="00208720" officeooo:paragraph-rsid="00208720"/>
    </style:style>
    <style:style style:name="P4" style:family="paragraph" style:parent-style-name="Standard">
      <style:text-properties fo:font-size="18pt" fo:font-weight="bold" officeooo:rsid="001c8a64" officeooo:paragraph-rsid="001c8a64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afa3c" officeooo:paragraph-rsid="001afa3c" style:font-size-asian="18pt" style:font-weight-asian="bold" style:font-size-complex="18pt" style:font-weight-complex="bold"/>
    </style:style>
    <style:style style:name="P6" style:family="paragraph" style:parent-style-name="Heading_20_2">
      <style:text-properties officeooo:rsid="00208720" officeooo:paragraph-rsid="00208720"/>
    </style:style>
    <style:style style:name="P7" style:family="paragraph" style:parent-style-name="Standard" style:list-style-name="L2">
      <style:text-properties officeooo:rsid="001ff0a2" officeooo:paragraph-rsid="001ff0a2"/>
    </style:style>
    <style:style style:name="P8" style:family="paragraph" style:parent-style-name="Standard" style:list-style-name="L3">
      <style:text-properties officeooo:rsid="001c8a64" officeooo:paragraph-rsid="001c8a64"/>
    </style:style>
    <style:style style:name="P9" style:family="paragraph" style:parent-style-name="Standard" style:list-style-name="L3">
      <style:text-properties fo:font-style="normal" fo:font-weight="normal" officeooo:rsid="001d9d0f" officeooo:paragraph-rsid="001d9d0f" style:font-style-asian="normal" style:font-weight-asian="normal" style:font-style-complex="normal" style:font-weight-complex="normal"/>
    </style:style>
    <style:style style:name="P10" style:family="paragraph" style:parent-style-name="Standard" style:list-style-name="L3">
      <style:text-properties fo:font-style="normal" fo:font-weight="normal" officeooo:rsid="001d9d0f" officeooo:paragraph-rsid="001f01f1" style:font-style-asian="normal" style:font-weight-asian="normal" style:font-style-complex="normal" style:font-weight-complex="normal"/>
    </style:style>
    <style:style style:name="P11" style:family="paragraph" style:parent-style-name="Standard" style:list-style-name="L3">
      <style:paragraph-properties fo:text-align="center" style:justify-single-word="false"/>
      <style:text-properties fo:font-style="normal" fo:font-weight="normal" officeooo:rsid="001d9d0f" officeooo:paragraph-rsid="001d9d0f" style:font-style-asian="normal" style:font-weight-asian="normal" style:font-style-complex="normal" style:font-weight-complex="normal"/>
    </style:style>
    <style:style style:name="P12" style:family="paragraph" style:parent-style-name="Standard" style:list-style-name="L3">
      <style:text-properties fo:font-style="normal" fo:font-weight="normal" officeooo:rsid="001ff0a2" officeooo:paragraph-rsid="001ff0a2" style:font-style-asian="normal" style:font-weight-asian="normal" style:font-style-complex="normal" style:font-weight-complex="normal"/>
    </style:style>
    <style:style style:name="P13" style:family="paragraph" style:parent-style-name="Standard" style:list-style-name="L4">
      <style:text-properties officeooo:rsid="001afa3c" officeooo:paragraph-rsid="001afa3c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c8a64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f01f1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d9d0f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1d9d0f"/>
    </style:style>
    <style:style style:name="T9" style:family="text">
      <style:text-properties officeooo:rsid="001f01f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bookmark text:name="File_.26_Directory_Commands"/>File &amp; Directory Commands</text:h>
      <text:list xml:id="list1302700718" text:style-name="L1">
        <text:list-item>
          <text:p text:style-name="P14"><text:bookmark text:name="line-75"/>The tilde (~) symbol stands for your home directory. If you are <text:span text:style-name="Emphasis">user</text:span>, then the tilde (~) stands for /home/<text:span text:style-name="Emphasis">user</text:span> <text:bookmark text:name="line-77"/><text:bookmark text:name="line-76"/></text:p>
        </text:list-item>
        <text:list-item>
          <text:p text:style-name="P14"><text:span text:style-name="Strong_20_Emphasis">pwd</text:span>: The <text:span text:style-name="Strong_20_Emphasis">pwd</text:span> command will allow you to know in which directory you're located (<text:span text:style-name="Strong_20_Emphasis">pwd</text:span> stands for "print working directory"). Example: <text:span text:style-name="Strong_20_Emphasis">"pwd"</text:span> in the Desktop directory will show "~/Desktop". Note that the GNOME Terminal also displays this information in the title bar of its window. A useful gnemonic is "present working directory." <text:bookmark text:name="line-79"/><text:bookmark text:name="line-78"/></text:p>
        </text:list-item>
        <text:list-item>
          <text:p text:style-name="P14"><text:span text:style-name="Strong_20_Emphasis">ls</text:span>: The <text:span text:style-name="Strong_20_Emphasis">ls</text:span> command will show you ('list') the files in your current directory. Used with certain options, you can see sizes of files, when files were made, and permissions of files. Example: <text:span text:style-name="Strong_20_Emphasis">"ls ~"</text:span> will show you the files that are in your home directory. <text:bookmark text:name="line-81"/><text:bookmark text:name="line-80"/></text:p>
        </text:list-item>
        <text:list-item>
          <text:p text:style-name="P14"><text:span text:style-name="Strong_20_Emphasis">cd</text:span>: The <text:span text:style-name="Strong_20_Emphasis">cd</text:span> command will allow you to change directories. When you open a terminal you will be in your home directory. To move around the file system you will use <text:span text:style-name="Strong_20_Emphasis">cd</text:span>. Examples: <text:bookmark text:name="line-83"/><text:bookmark text:name="line-82"/></text:p>
          <text:list>
            <text:list-item>
              <text:p text:style-name="P14">To navigate into the root directory, use <text:span text:style-name="Strong_20_Emphasis">"cd /"</text:span> <text:bookmark text:name="line-84"/></text:p>
            </text:list-item>
            <text:list-item>
              <text:p text:style-name="P14">To navigate to your home directory, use <text:span text:style-name="Strong_20_Emphasis">"cd"</text:span> or <text:span text:style-name="Strong_20_Emphasis">"cd ~"</text:span> <text:bookmark text:name="line-85"/></text:p>
            </text:list-item>
            <text:list-item>
              <text:p text:style-name="P14">To navigate up one directory level, use <text:span text:style-name="Strong_20_Emphasis">"cd .."</text:span> <text:bookmark text:name="line-86"/></text:p>
            </text:list-item>
            <text:list-item>
              <text:p text:style-name="P14">To navigate to the previous directory (or back), use <text:span text:style-name="Strong_20_Emphasis">"cd -"</text:span> <text:bookmark text:name="line-87"/></text:p>
            </text:list-item>
            <text:list-item>
              <text:p text:style-name="P14">To navigate through multiple levels of directory at once, specify the full directory path that you want to go to. For example, use, <text:span text:style-name="Strong_20_Emphasis">"cd /var/www"</text:span> to go directly to the /www subdirectory of /var/. As another example, <text:span text:style-name="Strong_20_Emphasis">"cd ~/Desktop"</text:span> will move you to the Desktop subdirectory inside your home directory. <text:bookmark text:name="line-89"/><text:bookmark text:name="line-88"/></text:p>
            </text:list-item>
          </text:list>
        </text:list-item>
        <text:list-item>
          <text:p text:style-name="P14"><text:span text:style-name="Strong_20_Emphasis">cp</text:span>: The <text:span text:style-name="Strong_20_Emphasis">cp</text:span> command will make a copy of a file for you. Example: <text:span text:style-name="Strong_20_Emphasis">"cp file foo"</text:span> will make an exact copy of "file" and name it "foo", but the file "file" will still be there. If you are copying a directory, you must use <text:span text:style-name="Strong_20_Emphasis">"cp -r directory foo"</text:span> (copy recursively). (To understand what "recursively" means, think of it this way: to copy the directory and all its files and subdirectories and all their files and subdirectories of the subdirectories and all their files, and on and on, "recursively") <text:bookmark text:name="line-91"/><text:bookmark text:name="line-90"/></text:p>
        </text:list-item>
        <text:list-item>
          <text:p text:style-name="P14"><text:span text:style-name="Strong_20_Emphasis">mv</text:span>: The <text:span text:style-name="Strong_20_Emphasis">mv</text:span> command will move a file to a different location or will rename a file. Examples are as follows: <text:span text:style-name="Strong_20_Emphasis">"mv file foo"</text:span> will rename the file "file" to "foo". <text:span text:style-name="Strong_20_Emphasis">"mv foo ~/Desktop"</text:span> will move the file "foo" to your Desktop directory, but it will not rename it. You must specify a new file name to rename a file. <text:bookmark text:name="line-93"/><text:bookmark text:name="line-92"/></text:p>
          <text:list>
            <text:list-item>
              <text:p text:style-name="P15">To save on typing, you can substitute '~' in place of the home directory. <text:bookmark text:name="line-94"/></text:p>
            </text:list-item>
            <text:list-item>
              <text:p text:style-name="P14">Note that if you are using <text:span text:style-name="Strong_20_Emphasis">mv</text:span> with <text:span text:style-name="Strong_20_Emphasis">sudo</text:span> you can use the ~ shortcut, because the terminal expands the ~ to your home directory. However, when you open a root shell with <text:span text:style-name="Strong_20_Emphasis">sudo -i</text:span> or <text:span text:style-name="Strong_20_Emphasis">sudo -s</text:span>, ~ will refer to the root account's home directory, not your own. <text:bookmark text:name="line-96"/><text:bookmark text:name="line-95"/></text:p>
            </text:list-item>
          </text:list>
        </text:list-item>
        <text:list-item>
          <text:p text:style-name="P14"><text:span text:style-name="Strong_20_Emphasis">rm</text:span>: Use this command to remove or delete a file in your directory. <text:bookmark text:name="line-98"/><text:bookmark text:name="line-97"/></text:p>
        </text:list-item>
        <text:list-item>
          <text:p text:style-name="P14"><text:span text:style-name="Strong_20_Emphasis">rmdir</text:span>: The <text:span text:style-name="Strong_20_Emphasis">rmdir</text:span> command will delete an <text:span text:style-name="Emphasis">empty</text:span> directory. To delete a directory and all of its contents recursively, use <text:span text:style-name="Strong_20_Emphasis">rm -r</text:span> instead. <text:bookmark text:name="line-100"/><text:bookmark text:name="line-99"/></text:p>
        </text:list-item>
        <text:list-item>
          <text:p text:style-name="P14"><text:soft-page-break/><text:span text:style-name="Strong_20_Emphasis">mkdir</text:span>: The <text:span text:style-name="Strong_20_Emphasis">mkdir</text:span> command will allow you to create directories. Example: <text:span text:style-name="Strong_20_Emphasis">"mkdir music"</text:span> will create a directory called "music". <text:bookmark text:name="line-102"/><text:bookmark text:name="line-101"/></text:p>
        </text:list-item>
      </text:list>
      <text:p text:style-name="Text_20_body">Here is an example of when it would be necessary to execute a command with administrative privileges. Let's suppose that another user has accidentally moved one of your documents from your <text:span text:style-name="Strong_20_Emphasis">Documents</text:span> directory to the root directory. Normally, to move the document back, you would type <text:span text:style-name="Strong_20_Emphasis">mv /mydoc.odt ~/Documents/mydoc.odt</text:span>, but by default you are not allowed to modify files outside your home directory. To get around this, you would type <text:span text:style-name="Strong_20_Emphasis">sudo mv /mydoc.odt ~/Documents/mydoc.odt</text:span>. This will successfully move the document back to its correct location, provided that you have administrative privileges. </text:p>
      <text:p text:style-name="P3"/>
      <text:p text:style-name="P3"/>
      <text:p text:style-name="P3"/>
      <text:p text:style-name="P4">Vim editor:</text:p>
      <text:p text:style-name="P2">Modes of vim editor: </text:p>
      <text:list xml:id="list2997156581" text:style-name="L2">
        <text:list-item>
          <text:p text:style-name="P7">Normal Mode: We can only view contents only.</text:p>
        </text:list-item>
        <text:list-item>
          <text:p text:style-name="P7">Insert Mode: To modify text or insert text</text:p>
        </text:list-item>
        <text:list-item>
          <text:p text:style-name="P7">Command Mode: For operations like saving, quit, save as, etc.</text:p>
        </text:list-item>
      </text:list>
      <text:p text:style-name="P2"/>
      <text:p text:style-name="P2">File Handling:</text:p>
      <text:list xml:id="list1723043999" text:style-name="L3">
        <text:list-item>
          <text:p text:style-name="P8">Create or open a file: <text:span text:style-name="T6">vim </text:span><text:span text:style-name="T1">file_name </text:span><text:span text:style-name="T7">(If </text:span><text:span text:style-name="T5">file_name</text:span><text:span text:style-name="T7"> is existing the it will be open with vim editor else </text:span><text:span text:style-name="T5">file_name </text:span><text:span text:style-name="T7">will be created and then open.)</text:span></text:p>
        </text:list-item>
        <text:list-item>
          <text:p text:style-name="P9">Modification: press <text:span text:style-name="T1">Esc </text:span>and press <text:span text:style-name="T1">i </text:span>(It will allow to insert text)</text:p>
        </text:list-item>
        <text:list-item>
          <text:p text:style-name="P9">Save: Press <text:span text:style-name="T1">Esc </text:span>and type <text:span text:style-name="T1">:wq </text:span>(It will write the changes and quit)</text:p>
          <text:p text:style-name="P11">or</text:p>
        </text:list-item>
        <text:list-item>
          <text:p text:style-name="P10">Save as another file: <text:span text:style-name="T9">Press <text:s/></text:span><text:span text:style-name="T1">Esc </text:span>and type <text:span text:style-name="T1">:w </text:span><text:span text:style-name="T3">new_file_name.extension_name</text:span></text:p>
        </text:list-item>
        <text:list-item>
          <text:p text:style-name="P12">To search a text: <text:span text:style-name="T4">Esc </text:span><text:span text:style-name="T8">and type </text:span><text:span text:style-name="T4">:</text:span><text:span text:style-name="T1">search_text</text:span></text:p>
        </text:list-item>
      </text:list>
      <text:p text:style-name="P1"/>
      <text:p text:style-name="P1"/>
      <text:p text:style-name="P1"/>
      <text:p text:style-name="P5">Compile C program:</text:p>
      <text:list xml:id="list3748205989" text:style-name="L4">
        <text:list-item>
          <text:p text:style-name="P13">Write C program using any editor.</text:p>
        </text:list-item>
        <text:list-item>
          <text:p text:style-name="P13">Compile : <text:span text:style-name="T6">gcc -c </text:span><text:span text:style-name="T2">file_name.c</text:span> (It will create object file with extension .o)</text:p>
        </text:list-item>
        <text:list-item>
          <text:p text:style-name="P13">Link : <text:span text:style-name="T1">gcc -o Any_Name File_Name.o</text:span> (It will give output file)</text:p>
        </text:list-item>
        <text:list-item>
          <text:p text:style-name="P13">Execute : <text:span text:style-name="T1">./Any_Name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9T16:59:18.113894462</meta:creation-date>
    <dc:date>2022-03-31T14:42:59.154491473</dc:date>
    <meta:editing-duration>PT30M3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773" meta:character-count="4296" meta:non-whitespace-character-count="3567"/>
  </office:meta>
</office:document-meta>
</file>